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.00.0000</text:date>, <text:time style:data-style-name="N2" text:time-value="13:17:02.1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26T18:11:15.657000000</dc:date>
    <meta:editing-duration>P1DT21H15M29S</meta:editing-duration>
    <meta:editing-cycles>51</meta:editing-cycles>
    <meta:generator>LibreOffice/5.0.0.5$Windows_X86_64 LibreOffice_project/1b1a90865e348b492231e1c451437d7a15bb262b</meta:generator>
    <meta:document-statistic meta:table-count="1" meta:cell-count="87" meta:object-count="0"/>
  </office:meta>
</office:document-meta>
</file>